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rainscore-netdissect-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table:style-name="Default" office:value-type="string" calcext:value-type="string">
            <text:p>V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 office:value-type="string" calcext:value-type="string">
            <text:p>NetDissect Concepts</text:p>
          </table:table-cell>
          <table:table-cell office:value-type="string" calcext:value-type="string">
            <text:p>IP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6.3" calcext:value-type="float">
            <text:p>66.3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 office:value-type="float" office:value="162" calcext:value-type="float">
            <text:p>162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 office:value-type="float" office:value="82" calcext:value-type="float">
            <text:p>82</text:p>
          </table:table-cell>
          <table:table-cell office:value-type="float" office:value="3.537" calcext:value-type="float">
            <text:p>3.5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65.3" calcext:value-type="float">
            <text:p>65.3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 office:value-type="float" office:value="156" calcext:value-type="float">
            <text:p>156</text:p>
          </table:table-cell>
          <table:table-cell office:value-type="float" office:value="8.096" calcext:value-type="float">
            <text:p>8.0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5" calcext:value-type="float">
            <text:p>65.5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 office:value-type="float" office:value="153" calcext:value-type="float">
            <text:p>153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7" calcext:value-type="float">
            <text:p>65.7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 office:value-type="float" office:value="123" calcext:value-type="float">
            <text:p>123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65.8" calcext:value-type="float">
            <text:p>65.8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 office:value-type="float" office:value="161" calcext:value-type="float">
            <text:p>161</text:p>
          </table:table-cell>
          <table:table-cell office:value-type="float" office:value="7.702" calcext:value-type="float">
            <text:p>7.7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 office:value-type="float" office:value="147" calcext:value-type="float">
            <text:p>147</text:p>
          </table:table-cell>
          <table:table-cell office:value-type="float" office:value="8.095" calcext:value-type="float">
            <text:p>8.0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67.1" calcext:value-type="float">
            <text:p>67.1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 office:value-type="float" office:value="138" calcext:value-type="float">
            <text:p>138</text:p>
          </table:table-cell>
          <table:table-cell office:value-type="float" office:value="7.978" calcext:value-type="float">
            <text:p>7.9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64.6" calcext:value-type="float">
            <text:p>64.6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64.9" calcext:value-type="float">
            <text:p>64.9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64.5" calcext:value-type="float">
            <text:p>64.5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 office:value-type="float" office:value="76" calcext:value-type="float">
            <text:p>76</text:p>
          </table:table-cell>
          <table:table-cell office:value-type="float" office:value="3.658" calcext:value-type="float">
            <text:p>3.6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 office:value-type="float" office:value="76" calcext:value-type="float">
            <text:p>76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64.4" calcext:value-type="float">
            <text:p>64.4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63.9" calcext:value-type="float">
            <text:p>63.9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5" calcext:value-type="float">
            <text:p>65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67.2" calcext:value-type="float">
            <text:p>67.2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 office:value-type="float" office:value="64" calcext:value-type="float">
            <text:p>64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2.6" calcext:value-type="float">
            <text:p>62.6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62.8" calcext:value-type="float">
            <text:p>62.8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2.3" calcext:value-type="float">
            <text:p>62.3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61.9" calcext:value-type="float">
            <text:p>61.9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64.6" calcext:value-type="float">
            <text:p>64.6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1.3" calcext:value-type="float">
            <text:p>61.3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62.9" calcext:value-type="float">
            <text:p>62.9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 office:value-type="float" office:value="98" calcext:value-type="float">
            <text:p>98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0.1" calcext:value-type="float">
            <text:p>60.1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66.9" calcext:value-type="float">
            <text:p>66.9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 office:value-type="float" office:value="74" calcext:value-type="float">
            <text:p>74</text:p>
          </table:table-cell>
          <table:table-cell office:value-type="float" office:value="3.743" calcext:value-type="float">
            <text:p>3.74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61.8" calcext:value-type="float">
            <text:p>61.8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2" calcext:value-type="float">
            <text:p>62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1.2" calcext:value-type="float">
            <text:p>61.2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3.2" calcext:value-type="float">
            <text:p>63.2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62.9" calcext:value-type="float">
            <text:p>62.9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62.2" calcext:value-type="float">
            <text:p>62.2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60.2" calcext:value-type="float">
            <text:p>60.2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61.6" calcext:value-type="float">
            <text:p>61.6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60.5" calcext:value-type="float">
            <text:p>60.5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62.7" calcext:value-type="float">
            <text:p>62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62.5" calcext:value-type="float">
            <text:p>62.5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60.4" calcext:value-type="float">
            <text:p>60.4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61.4" calcext:value-type="float">
            <text:p>61.4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60.1" calcext:value-type="float">
            <text:p>6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62.9" calcext:value-type="float">
            <text:p>62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63.6" calcext:value-type="float">
            <text:p>63.6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1.3" calcext:value-type="float">
            <text:p>61.3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0.8" calcext:value-type="float">
            <text:p>60.8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62.1" calcext:value-type="float">
            <text:p>62.1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60.7" calcext:value-type="float">
            <text:p>60.7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63.1" calcext:value-type="float">
            <text:p>63.1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 office:value-type="float" office:value="41" calcext:value-type="float">
            <text:p>41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62.3" calcext:value-type="float">
            <text:p>62.3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61.9" calcext:value-type="float">
            <text:p>61.9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61.1" calcext:value-type="float">
            <text:p>61.1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61.3" calcext:value-type="float">
            <text:p>61.3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65.2" calcext:value-type="float">
            <text:p>65.2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46" calcext:value-type="float">
            <text:p>46</text:p>
          </table:table-cell>
          <table:table-cell office:value-type="float" office:value="2.87" calcext:value-type="float">
            <text:p>2.8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60" calcext:value-type="float">
            <text:p>60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60.5" calcext:value-type="float">
            <text:p>60.5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61.9" calcext:value-type="float">
            <text:p>61.9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64.1" calcext:value-type="float">
            <text:p>64.1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 office:value-type="float" office:value="50" calcext:value-type="float">
            <text:p>5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table:style-name="Default" office:value-type="float" office:value="64" calcext:value-type="float">
            <text:p>64</text:p>
          </table:table-cell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 office:value-type="float" office:value="42" calcext:value-type="float">
            <text:p>42</text:p>
          </table:table-cell>
          <table:table-cell office:value-type="float" office:value="4.071" calcext:value-type="float">
            <text:p>4.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table:style-name="Default" office:value-type="float" office:value="64.7" calcext:value-type="float">
            <text:p>64.7</text:p>
          </table:table-cell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50" calcext:value-type="float">
            <text:p>50</text:p>
          </table:table-cell>
          <table:table-cell office:value-type="float" office:value="2.92" calcext:value-type="float">
            <text:p>2.92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759.74pt" svg:y="20.27pt">
            <loext:p draw:notify-on-update-of-ranges="Sheet2.A2:Sheet2.A64 Sheet2.D1:Sheet2.D1 Sheet2.D2:Sheet2.D64 Sheet2.A2:Sheet2.A64 Sheet2.E1:Sheet2.E1 Sheet2.E2:Sheet2.E64 Sheet2.A2:Sheet2.A64 Sheet2.F1:Sheet2.F1 Sheet2.F2:Sheet2.F64 Sheet2.A2:Sheet2.A64 Sheet2.G1:Sheet2.G1 Sheet2.G2:Sheet2.G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etDissect Concep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/>
        </table:table-row>
      </table:table>
      <table:table table:name="Sheet2_2" table:style-name="ta1">
        <table:shapes>
          <draw:frame draw:z-index="0" draw:style-name="gr1" draw:text-style-name="P1" svg:width="453.51pt" svg:height="255.09pt" svg:x="729.33pt" svg:y="11.31pt">
            <loext:p draw:notify-on-update-of-ranges="Sheet2_2.A1:Sheet2_2.A1 Sheet2_2.A2:Sheet2_2.A64 Sheet2_2.D1:Sheet2_2.D1 Sheet2_2.D2:Sheet2_2.D64 Sheet2_2.A1:Sheet2_2.A1 Sheet2_2.A2:Sheet2_2.A64 Sheet2_2.E1:Sheet2_2.E1 Sheet2_2.E2:Sheet2_2.E64 Sheet2_2.A1:Sheet2_2.A1 Sheet2_2.A2:Sheet2_2.A64 Sheet2_2.F1:Sheet2_2.F1 Sheet2_2.F2:Sheet2_2.F64 Sheet2_2.A1:Sheet2_2.A1 Sheet2_2.A2:Sheet2_2.A64 Sheet2_2.G1:Sheet2_2.G1 Sheet2_2.G2:Sheet2_2.G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2">
          <table:table-cell office:value-type="float" office:value="39.96394231" calcext:value-type="float">
            <text:p>39.96394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2">
          <table:table-cell office:value-type="float" office:value="56.640625" calcext:value-type="float">
            <text:p>56.64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2">
          <table:table-cell office:value-type="float" office:value="61.669921875" calcext:value-type="float">
            <text:p>61.669921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2">
          <table:table-cell office:value-type="float" office:value="39.4270833333333" calcext:value-type="float">
            <text:p>39.42708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2">
          <table:table-cell office:value-type="float" office:value="41.40625" calcext:value-type="float">
            <text:p>41.40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2">
          <table:table-cell office:value-type="float" office:value="60.546875" calcext:value-type="float">
            <text:p>60.54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2">
          <table:table-cell office:value-type="float" office:value="58.10546875" calcext:value-type="float">
            <text:p>58.10546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2">
          <table:table-cell office:value-type="float" office:value="53.75976563" calcext:value-type="float">
            <text:p>53.759765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54.296875" calcext:value-type="float">
            <text:p>54.296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2">
          <table:table-cell office:value-type="float" office:value="37.0265151515151" calcext:value-type="float">
            <text:p>37.02651515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57.2265625" calcext:value-type="float">
            <text:p>57.22656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59.375" calcext:value-type="float">
            <text:p>59.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54.1015625" calcext:value-type="float">
            <text:p>54.10156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40.234375" calcext:value-type="float">
            <text:p>40.234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25.78125" calcext:value-type="float">
            <text:p>25.781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24.609375" calcext:value-type="float">
            <text:p>24.6093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33.3984375" calcext:value-type="float">
            <text:p>33.39843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8.515625" calcext:value-type="float">
            <text:p>28.5156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</table:table>
      <table:table table:name="Sheet2_2_2" table:style-name="ta1">
        <table:shapes>
          <draw:frame draw:z-index="0" draw:style-name="gr1" draw:text-style-name="P1" svg:width="453.51pt" svg:height="255.09pt" svg:x="755.86pt" svg:y="15.62pt">
            <loext:p draw:notify-on-update-of-ranges="Sheet2_2_2.A2:Sheet2_2_2.A64 Sheet2_2_2.D1:Sheet2_2_2.D1 Sheet2_2_2.D2:Sheet2_2_2.D64 Sheet2_2_2.A2:Sheet2_2_2.A64 Sheet2_2_2.E1:Sheet2_2_2.E1 Sheet2_2_2.E2:Sheet2_2_2.E64 Sheet2_2_2.A2:Sheet2_2_2.A64 Sheet2_2_2.F1:Sheet2_2_2.F1 Sheet2_2_2.F2:Sheet2_2_2.F64 Sheet2_2_2.A2:Sheet2_2_2.A64 Sheet2_2_2.G1:Sheet2_2_2.G1 Sheet2_2_2.G2:Sheet2_2_2.G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Uni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table:number-columns-repeated="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table:number-columns-repeated="3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table:number-columns-repeated="3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table:number-columns-repeated="3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table:number-columns-repeated="3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table:number-columns-repeated="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table:number-columns-repeated="3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22:05:47.103480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22:12:42.158506194</dc:date>
    <meta:editing-duration>P1DT15H53M57S</meta:editing-duration>
    <meta:editing-cycles>26</meta:editing-cycles>
    <meta:generator>LibreOffice/5.1.6.2$Linux_X86_64 LibreOffice_project/10m0$Build-2</meta:generator>
    <meta:document-statistic meta:table-count="4" meta:cell-count="17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.A2:Sheet2.A64 Sheet2.D1:Sheet2.G64" chart:data-source-has-labels="row" svg:x="0.32cm" svg:y="0.18cm" svg:width="12.806cm" svg:height="8.64cm">
          <chartooo:coordinate-region svg:x="0.941cm" svg:y="0.379cm" svg:width="11.9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64" chart:label-cell-address="Sheet2.D1:Sheet2.D1" chart:class="chart:scatter">
            <chart:domain table:cell-range-address="Sheet2.A2:Sheet2.A64"/>
            <chart:data-point chart:repeated="63"/>
          </chart:series>
          <chart:series chart:style-name="ch7" chart:values-cell-range-address="Sheet2.E2:Sheet2.E64" chart:label-cell-address="Sheet2.E1:Sheet2.E1" chart:class="chart:scatter">
            <chart:data-point chart:repeated="63"/>
          </chart:series>
          <chart:series chart:style-name="ch8" chart:values-cell-range-address="Sheet2.F2:Sheet2.F64" chart:label-cell-address="Sheet2.F1:Sheet2.F1" chart:class="chart:scatter">
            <chart:data-point chart:repeated="63"/>
          </chart:series>
          <chart:series chart:style-name="ch9" chart:values-cell-range-address="Sheet2.G2:Sheet2.G64" chart:label-cell-address="Sheet2.G1:Sheet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.D1:Sheet2.D1</svg:desc>
                </draw:g>
              </table:table-cell>
              <table:table-cell office:value-type="string">
                <text:p>IT</text:p>
                <draw:g>
                  <svg:desc>Sheet2.E1:Sheet2.E1</svg:desc>
                </draw:g>
              </table:table-cell>
              <table:table-cell office:value-type="string">
                <text:p>Behaviour</text:p>
                <draw:g>
                  <svg:desc>Sheet2.F1:Sheet2.F1</svg:desc>
                </draw:g>
              </table:table-cell>
              <table:table-cell office:value-type="string">
                <text:p>Imagenet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Sheet2.A2:Sheet2.A64</svg:desc>
                </draw:g>
              </table:table-cell>
              <table:table-cell office:value-type="float" office:value="54.9">
                <text:p>54.9</text:p>
                <draw:g>
                  <svg:desc>Sheet2.D2:Sheet2.D64</svg:desc>
                </draw:g>
              </table:table-cell>
              <table:table-cell office:value-type="float" office:value="60.6">
                <text:p>60.6</text:p>
                <draw:g>
                  <svg:desc>Sheet2.E2:Sheet2.E64</svg:desc>
                </draw:g>
              </table:table-cell>
              <table:table-cell office:value-type="float" office:value="37.8">
                <text:p>37.8</text:p>
                <draw:g>
                  <svg:desc>Sheet2.F2:Sheet2.F64</svg:desc>
                </draw:g>
              </table:table-cell>
              <table:table-cell office:value-type="float" office:value="75.9">
                <text:p>75.9</text:p>
                <draw:g>
                  <svg:desc>Sheet2.G2:Sheet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.A1:Sheet2_2.A64 Sheet2_2.D1:Sheet2_2.G64" chart:data-source-has-labels="row" svg:x="0.32cm" svg:y="0.18cm" svg:width="12.806cm" svg:height="8.64cm">
          <chartooo:coordinate-region svg:x="0.941cm" svg:y="0.379cm" svg:width="11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D2:Sheet2_2.D64" chart:label-cell-address="Sheet2_2.D1:Sheet2_2.D1" chart:class="chart:scatter">
            <chart:domain table:cell-range-address="Sheet2_2.A2:Sheet2_2.A64"/>
            <chart:data-point chart:repeated="63"/>
          </chart:series>
          <chart:series chart:style-name="ch7" chart:values-cell-range-address="Sheet2_2.E2:Sheet2_2.E64" chart:label-cell-address="Sheet2_2.E1:Sheet2_2.E1" chart:class="chart:scatter">
            <chart:data-point chart:repeated="63"/>
          </chart:series>
          <chart:series chart:style-name="ch8" chart:values-cell-range-address="Sheet2_2.F2:Sheet2_2.F64" chart:label-cell-address="Sheet2_2.F1:Sheet2_2.F1" chart:class="chart:scatter">
            <chart:data-point chart:repeated="63"/>
          </chart:series>
          <chart:series chart:style-name="ch9" chart:values-cell-range-address="Sheet2_2.G2:Sheet2_2.G64" chart:label-cell-address="Sheet2_2.G1:Sheet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.D1:Sheet2_2.D1</svg:desc>
                </draw:g>
              </table:table-cell>
              <table:table-cell office:value-type="string">
                <text:p>IT</text:p>
                <draw:g>
                  <svg:desc>Sheet2_2.E1:Sheet2_2.E1</svg:desc>
                </draw:g>
              </table:table-cell>
              <table:table-cell office:value-type="string">
                <text:p>Behaviour</text:p>
                <draw:g>
                  <svg:desc>Sheet2_2.F1:Sheet2_2.F1</svg:desc>
                </draw:g>
              </table:table-cell>
              <table:table-cell office:value-type="string">
                <text:p>Imagenet</text:p>
                <draw:g>
                  <svg:desc>Sheet2_2.G1:Sheet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96394231">
                <text:p>39.96394231</text:p>
                <draw:g>
                  <svg:desc>Sheet2_2.A2:Sheet2_2.A64</svg:desc>
                </draw:g>
              </table:table-cell>
              <table:table-cell office:value-type="float" office:value="54.9">
                <text:p>54.9</text:p>
                <draw:g>
                  <svg:desc>Sheet2_2.D2:Sheet2_2.D64</svg:desc>
                </draw:g>
              </table:table-cell>
              <table:table-cell office:value-type="float" office:value="60.6">
                <text:p>60.6</text:p>
                <draw:g>
                  <svg:desc>Sheet2_2.E2:Sheet2_2.E64</svg:desc>
                </draw:g>
              </table:table-cell>
              <table:table-cell office:value-type="float" office:value="37.8">
                <text:p>37.8</text:p>
                <draw:g>
                  <svg:desc>Sheet2_2.F2:Sheet2_2.F64</svg:desc>
                </draw:g>
              </table:table-cell>
              <table:table-cell office:value-type="float" office:value="75.9">
                <text:p>75.9</text:p>
                <draw:g>
                  <svg:desc>Sheet2_2.G2:Sheet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640625">
                <text:p>56.640625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669921875">
                <text:p>61.669921875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4270833333333">
                <text:p>39.4270833333333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40625">
                <text:p>41.40625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46875">
                <text:p>60.546875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10546875">
                <text:p>58.10546875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75976563">
                <text:p>53.75976563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296875">
                <text:p>54.296875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0265151515151">
                <text:p>37.0265151515151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2265625">
                <text:p>57.2265625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375">
                <text:p>59.375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015625">
                <text:p>54.1015625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234375">
                <text:p>40.234375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78125">
                <text:p>25.78125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609375">
                <text:p>24.609375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3984375">
                <text:p>33.3984375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515625">
                <text:p>28.51562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_2.A2:Sheet2_2_2.A64 Sheet2_2_2.D1:Sheet2_2_2.G64" chart:data-source-has-labels="row" svg:x="0.32cm" svg:y="0.18cm" svg:width="12.806cm" svg:height="8.64cm">
          <chartooo:coordinate-region svg:x="0.941cm" svg:y="0.379cm" svg:width="11.8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_2_2.D2:Sheet2_2_2.D64" chart:label-cell-address="Sheet2_2_2.D1:Sheet2_2_2.D1" chart:class="chart:scatter">
            <chart:domain table:cell-range-address="Sheet2_2_2.A2:Sheet2_2_2.A64"/>
            <chart:data-point chart:repeated="63"/>
          </chart:series>
          <chart:series chart:style-name="ch8" chart:values-cell-range-address="Sheet2_2_2.E2:Sheet2_2_2.E64" chart:label-cell-address="Sheet2_2_2.E1:Sheet2_2_2.E1" chart:class="chart:scatter">
            <chart:data-point chart:repeated="63"/>
          </chart:series>
          <chart:series chart:style-name="ch9" chart:values-cell-range-address="Sheet2_2_2.F2:Sheet2_2_2.F64" chart:label-cell-address="Sheet2_2_2.F1:Sheet2_2_2.F1" chart:class="chart:scatter">
            <chart:data-point chart:repeated="63"/>
          </chart:series>
          <chart:series chart:style-name="ch10" chart:values-cell-range-address="Sheet2_2_2.G2:Sheet2_2_2.G64" chart:label-cell-address="Sheet2_2_2.G1:Sheet2_2_2.G1" chart:class="chart:scatter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_2.D1:Sheet2_2_2.D1</svg:desc>
                </draw:g>
              </table:table-cell>
              <table:table-cell office:value-type="string">
                <text:p>IT</text:p>
                <draw:g>
                  <svg:desc>Sheet2_2_2.E1:Sheet2_2_2.E1</svg:desc>
                </draw:g>
              </table:table-cell>
              <table:table-cell office:value-type="string">
                <text:p>Behaviour</text:p>
                <draw:g>
                  <svg:desc>Sheet2_2_2.F1:Sheet2_2_2.F1</svg:desc>
                </draw:g>
              </table:table-cell>
              <table:table-cell office:value-type="string">
                <text:p>Imagenet</text:p>
                <draw:g>
                  <svg:desc>Sheet2_2_2.G1:Sheet2_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">
                <text:p>665</text:p>
                <draw:g>
                  <svg:desc>Sheet2_2_2.A2:Sheet2_2_2.A64</svg:desc>
                </draw:g>
              </table:table-cell>
              <table:table-cell office:value-type="float" office:value="54.9">
                <text:p>54.9</text:p>
                <draw:g>
                  <svg:desc>Sheet2_2_2.D2:Sheet2_2_2.D64</svg:desc>
                </draw:g>
              </table:table-cell>
              <table:table-cell office:value-type="float" office:value="60.6">
                <text:p>60.6</text:p>
                <draw:g>
                  <svg:desc>Sheet2_2_2.E2:Sheet2_2_2.E64</svg:desc>
                </draw:g>
              </table:table-cell>
              <table:table-cell office:value-type="float" office:value="37.8">
                <text:p>37.8</text:p>
                <draw:g>
                  <svg:desc>Sheet2_2_2.F2:Sheet2_2_2.F64</svg:desc>
                </draw:g>
              </table:table-cell>
              <table:table-cell office:value-type="float" office:value="75.9">
                <text:p>75.9</text:p>
                <draw:g>
                  <svg:desc>Sheet2_2_2.G2:Sheet2_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3">
                <text:p>1263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4">
                <text:p>424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0">
                <text:p>1240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0">
                <text:p>1190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">
                <text:p>1101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">
                <text:p>278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1">
                <text:p>391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3">
                <text:p>293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7">
                <text:p>277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